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e59e" officeooo:paragraph-rsid="000be59e"/>
    </style:style>
    <style:style style:name="P2" style:family="paragraph" style:parent-style-name="Text_20_body">
      <style:text-properties officeooo:rsid="000c3492" officeooo:paragraph-rsid="000c3492"/>
    </style:style>
    <style:style style:name="P3" style:family="paragraph" style:parent-style-name="Text_20_body">
      <style:text-properties officeooo:paragraph-rsid="000be59e"/>
    </style:style>
    <style:style style:name="P4" style:family="paragraph" style:parent-style-name="Text_20_body">
      <style:text-properties officeooo:rsid="00108727" officeooo:paragraph-rsid="00108727"/>
    </style:style>
    <style:style style:name="P5" style:family="paragraph" style:parent-style-name="Text_20_body">
      <style:text-properties officeooo:rsid="00132413" officeooo:paragraph-rsid="00132413"/>
    </style:style>
    <style:style style:name="T1" style:family="text">
      <style:text-properties officeooo:rsid="000be59e"/>
    </style:style>
    <style:style style:name="T2" style:family="text">
      <style:text-properties officeooo:rsid="000c3492"/>
    </style:style>
    <style:style style:name="T3" style:family="text">
      <style:text-properties officeooo:rsid="000cfd20"/>
    </style:style>
    <style:style style:name="T4" style:family="text">
      <style:text-properties officeooo:rsid="000ef6bd"/>
    </style:style>
    <style:style style:name="T5" style:family="text">
      <style:text-properties officeooo:rsid="000f1f28"/>
    </style:style>
    <style:style style:name="T6" style:family="text">
      <style:text-properties officeooo:rsid="001127de"/>
    </style:style>
    <style:style style:name="T7" style:family="text">
      <style:text-properties officeooo:rsid="0012fde7"/>
    </style:style>
    <style:style style:name="T8" style:family="text">
      <style:text-properties officeooo:rsid="0014a0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a xlink:type="simple" xlink:href="https://github.com/davefes/ESP-Now-repeater#readme" text:style-name="Internet_20_link" text:visited-style-name="Visited_20_Internet_20_Link">README.md</text:a> </text:h>
      <text:h text:style-name="Heading_20_1" text:outline-level="1"><text:bookmark text:name="user-content-esp-now-repeater"/>ESP-<text:span text:style-name="T1">CAM-Micropython</text:span></text:h>
      <text:p text:style-name="Text_20_body"/>
      <text:p text:style-name="P1">This project uses the latest firmware version of esp32-cam-micropython-2022 <text:span text:style-name="T8">at:</text:span></text:p>
      <text:p text:style-name="P1"><text:a xlink:type="simple" xlink:href="https://github.com/shariltumin/esp32-cam-micropython-2022/tree/main/firmware-20221203" text:style-name="Internet_20_link" text:visited-style-name="Visited_20_Internet_20_Link">https://github.com/shariltumin/esp32-cam-micropython-2022/tree/main/firmware-20221203</text:a></text:p>
      <text:p text:style-name="P1">with uMail found at:</text:p>
      <text:p text:style-name="P1"><text:a xlink:type="simple" xlink:href="https://github.com/shawwwn/uMail" text:style-name="Internet_20_link" text:visited-style-name="Visited_20_Internet_20_Link">https://github.com/shawwwn/uMail</text:a></text:p>
      <text:p text:style-name="P1"><text:span text:style-name="T8">and</text:span> a modification found here:</text:p>
      <text:p text:style-name="P1"><text:a xlink:type="simple" xlink:href="https://github.com/shawwwn/uMail/issues/2" text:style-name="Internet_20_link" text:visited-style-name="Visited_20_Internet_20_Link">https://github.com/shawwwn/uMail/issues/2</text:a> by pm4r</text:p>
      <text:p text:style-name="P1">to send an alarm to a local ESP32 server and <text:span text:style-name="T6">then </text:span>to send the image to Gmail.</text:p>
      <text:p text:style-name="P2"/>
      <text:p text:style-name="P2">Capturing an image takes significant time (1/2 to 1 second) if you initialise the camera and change some of it’s settings, after star<text:span text:style-name="T5">ti</text:span>ng a trigger.</text:p>
      <text:p text:style-name="P1"><text:span text:style-name="T2">I</text:span>t was found that doing camera.init() and changing any camera settings that you could go to ligh<text:span text:style-name="T5">t</text:span>sleep(), waiting for a trigger, and when woken-up the picture would be taken within 10-100ms. <text:s/></text:p>
      <text:p text:style-name="P2">On the ESP32-CAM board the standby current was about 150mA, with the camera initialised. <text:s/>Initialising the camera, going to lightsleep() and removing the 3V3 regulator got that current <text:span text:style-name="T4">down </text:span>to around 15mA.</text:p>
      <text:p text:style-name="P2">A single 18650 Li-ion cell and a 1 or 2W 6V PV panel is probably adequate <text:span text:style-name="T6">fo</text:span><text:span text:style-name="T8">r</text:span><text:span text:style-name="T6"> remote use</text:span>.</text:p>
      <text:p text:style-name="P2">I found that trying to increase framesize and/or improve the quality <text:span text:style-name="T3">could result in poor images, some of the time.</text:span></text:p>
      <text:p text:style-name="P2"/>
      <text:p text:style-name="P4">N.B. <text:s/>do a config.poweron_reset.on() <text:span text:style-name="T7">instead of a machine.reset() </text:span>or the camera will not be properly initialised.</text:p>
      <text:p text:style-name="P2"/>
      <text:p text:style-name="P5">Have also included a schematic for a IR receiver and the poweron_reset circuits.</text:p>
      <text:p text:style-name="P2"/>
      <text:p text:style-name="P2"/>
      <text:p text:style-name="P1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10:50:51.097322886</meta:creation-date>
    <dc:date>2022-12-29T19:40:52.471058301</dc:date>
    <meta:editing-duration>PT9H9M5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99" meta:character-count="1344" meta:non-whitespace-character-count="1155"/>
  </office:meta>
</office:document-meta>
</file>